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6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0.63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11"/>
        <table:table-column table:style-name="co8" table:default-cell-style-name="ce4"/>
        <table:table-column table:style-name="co9" table:default-cell-style-name="ce4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  <table:table-cell table:style-name="ce13" table:formula="of:=SUM([.J2:.J20])" office:value-type="time" office:time-value="PT12H25M00S" calcext:value-type="time">
            <text:p>12:25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14" calcext:value-type="float">
            <text:p>1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4676" calcext:value-type="float">
            <text:p>0,467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TMega328P-AU</text:p>
          </table:table-cell>
          <table:table-cell office:value-type="float" office:value="1" calcext:value-type="float">
            <text:p>1</text:p>
          </table:table-cell>
          <table:table-cell table:formula="of:=5.82/5" office:value-type="float" office:value="1.164" calcext:value-type="float">
            <text:p>1,164</text:p>
          </table:table-cell>
          <table:table-cell table:formula="of:=[.B4]*[.C4]" office:value-type="float" office:value="1.164" calcext:value-type="float">
            <text:p>1,164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2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table:formula="of:=[.B5]*[.C5]" office:value-type="float" office:value="11.5" calcext:value-type="float">
            <text:p>11,5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 <text:span text:style-name="T1">(mirrored) </text:span><text:span text:style-name="T2">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0M00S" calcext:value-type="time" table:number-columns-spanned="1" table:number-rows-spanned="2">
            <text:p>01:1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 <text:span text:style-name="T1">(mirrored)</text:span> [for left]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  <table:table-cell office:value-type="string" calcext:value-type="string">
            <text:p>servo_body_holder</text:p>
          </table:table-cell>
          <table:table-cell office:value-type="float" office:value="10" calcext:value-type="float">
            <text:p>10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component costs:</text:p>
          </table:table-cell>
          <table:table-cell table:style-name="Default" table:formula="of:=SUM([.D2:.D23])" office:value-type="float" office:value="47.7496" calcext:value-type="float">
            <text:p>47,7496</text:p>
          </table:table-cell>
          <table:table-cell table:style-name="ce9" office:value-type="string" calcext:value-type="string">
            <text:p>€</text:p>
          </table:table-cell>
          <table:table-cell table:style-name="Default"/>
          <table:table-cell table:style-name="ce5" table:number-columns-repeated="4"/>
          <table:table-cell table:number-columns-repeated="2"/>
        </table:table-row>
        <table:table-row table:style-name="ro2" table:number-rows-repeated="3">
          <table:table-cell table:style-name="Default" table:number-columns-repeated="6"/>
          <table:table-cell table:style-name="ce5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4:10:48.32642630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11T14:37:59.985906406</dc:date>
    <meta:editing-duration>PT2H45M20S</meta:editing-duration>
    <meta:editing-cycles>22</meta:editing-cycles>
    <meta:generator>LibreOffice/6.1.3.2$Linux_X86_64 LibreOffice_project/10$Build-2</meta:generator>
    <meta:document-statistic meta:table-count="1" meta:cell-count="98" meta:object-count="0"/>
  </office:meta>
</office:document-meta>
</file>